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ikaiFont" svg:font-family="NaikaiFont" style:font-family-generic="system" style:font-pitch="variable"/>
    <style:font-face style:name="Times New Roman" svg:font-family="'Times New Roman'" style:font-adornments="Regular" style:font-family-generic="roman" style:font-pitch="variable"/>
  </office:font-face-decls>
  <office:automatic-styles>
    <style:style style:name="P1" style:family="paragraph" style:parent-style-name="Standard">
      <style:paragraph-properties fo:margin-left="0in" fo:margin-right="0in" fo:text-indent="0in" style:auto-text-indent="false"/>
      <style:text-properties officeooo:rsid="000c6a7e" officeooo:paragraph-rsid="000c6a7e"/>
    </style:style>
    <style:style style:name="P2" style:family="paragraph" style:parent-style-name="Standard">
      <style:paragraph-properties fo:margin-left="0in" fo:margin-right="0in" fo:text-align="center" style:justify-single-word="false" fo:text-indent="0in" style:auto-text-indent="false"/>
      <style:text-properties officeooo:rsid="000c6a7e" officeooo:paragraph-rsid="000c6a7e"/>
    </style:style>
    <style:style style:name="P3" style:family="paragraph" style:parent-style-name="Standard">
      <style:paragraph-properties>
        <style:tab-stops>
          <style:tab-stop style:position="4.5661in"/>
        </style:tab-stops>
      </style:paragraph-properties>
      <style:text-properties officeooo:paragraph-rsid="000c6a7e"/>
    </style:style>
    <style:style style:name="P4" style:family="paragraph" style:parent-style-name="Standard">
      <style:text-properties officeooo:paragraph-rsid="001410fd"/>
    </style:style>
    <style:style style:name="P5" style:family="paragraph" style:parent-style-name="Standard">
      <style:text-properties officeooo:rsid="001054f5" officeooo:paragraph-rsid="0019178f"/>
    </style:style>
    <style:style style:name="P6" style:family="paragraph" style:parent-style-name="Standard">
      <style:text-properties officeooo:rsid="000b71fe" officeooo:paragraph-rsid="00138d08"/>
    </style:style>
    <style:style style:name="P7" style:family="paragraph" style:parent-style-name="Standard">
      <style:text-properties officeooo:paragraph-rsid="0023464c"/>
    </style:style>
    <style:style style:name="T1" style:family="text">
      <style:text-properties officeooo:rsid="000c6a7e"/>
    </style:style>
    <style:style style:name="T2" style:family="text">
      <style:text-properties officeooo:rsid="00138d08"/>
    </style:style>
    <style:style style:name="T3" style:family="text">
      <style:text-properties officeooo:rsid="000d654e"/>
    </style:style>
    <style:style style:name="T4" style:family="text">
      <style:text-properties officeooo:rsid="001054f5"/>
    </style:style>
    <style:style style:name="T5" style:family="text">
      <style:text-properties officeooo:rsid="000c97eb"/>
    </style:style>
    <style:style style:name="T6" style:family="text">
      <style:text-properties officeooo:rsid="000b4dde"/>
    </style:style>
    <style:style style:name="T7" style:family="text">
      <style:text-properties officeooo:rsid="000d5925"/>
    </style:style>
    <style:style style:name="T8" style:family="text">
      <style:text-properties officeooo:rsid="0013506f"/>
    </style:style>
    <style:style style:name="T9" style:family="text">
      <style:text-properties officeooo:rsid="000b71fe"/>
    </style:style>
    <style:style style:name="T10" style:family="text">
      <style:text-properties officeooo:rsid="000f4186"/>
    </style:style>
    <style:style style:name="T11" style:family="text">
      <style:text-properties officeooo:rsid="0011c37e"/>
    </style:style>
    <style:style style:name="T12" style:family="text">
      <style:text-properties officeooo:rsid="000d8894"/>
    </style:style>
    <style:style style:name="T13" style:family="text">
      <style:text-properties officeooo:rsid="000e9689"/>
    </style:style>
    <style:style style:name="T14" style:family="text">
      <style:text-properties officeooo:rsid="001143f8"/>
    </style:style>
    <style:style style:name="T15" style:family="text">
      <style:text-properties officeooo:rsid="00125b21"/>
    </style:style>
    <style:style style:name="T16" style:family="text">
      <style:text-properties officeooo:rsid="001410fd"/>
    </style:style>
    <style:style style:name="T17" style:family="text">
      <style:text-properties officeooo:rsid="001600fd"/>
    </style:style>
    <style:style style:name="T18" style:family="text">
      <style:text-properties style:font-name="Times New Roman" officeooo:rsid="001600fd"/>
    </style:style>
    <style:style style:name="T19" style:family="text">
      <style:text-properties officeooo:rsid="00173d3b"/>
    </style:style>
    <style:style style:name="T20" style:family="text">
      <style:text-properties officeooo:rsid="0019178f"/>
    </style:style>
    <style:style style:name="T21" style:family="text">
      <style:text-properties officeooo:rsid="001b09c7"/>
    </style:style>
    <style:style style:name="T22" style:family="text">
      <style:text-properties officeooo:rsid="001cc519"/>
    </style:style>
    <style:style style:name="T23" style:family="text">
      <style:text-properties officeooo:rsid="001f5cb0"/>
    </style:style>
    <style:style style:name="T24" style:family="text">
      <style:text-properties officeooo:rsid="0023464c"/>
    </style:style>
    <style:style style:name="T25" style:family="text">
      <style:text-properties officeooo:rsid="0024edcd"/>
    </style:style>
    <style:style style:name="T26" style:family="text">
      <style:text-properties officeooo:rsid="002503cc"/>
    </style:style>
    <style:style style:name="T27" style:family="text">
      <style:text-properties officeooo:rsid="0026227a"/>
    </style:style>
    <style:style style:name="T28" style:family="text">
      <style:text-properties officeooo:rsid="002800f3"/>
    </style:style>
    <style:style style:name="T29" style:family="text">
      <style:text-properties officeooo:rsid="0029c4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itkat Dambeck</text:p>
      <text:p text:style-name="P1">Professor Jacqueline McDaniel </text:p>
      <text:p text:style-name="P1">Expository Writing</text:p>
      <text:p text:style-name="P1">10 February 2023</text:p>
      <text:p text:style-name="P2">Exploring the Influence of Pop Music and Social Groups on Self-Definition</text:p>
      <text:p text:style-name="P7"><text:span text:style-name="T24">In the modern age of mass media and communication technology, a lot of attention is paid to identity and to an individuals perception of themselves. Modern people are constantly seeing and expressing themselves in art, the internet, social outing, advertising, and the other diverse planes of the information age. A</text:span><text:span text:style-name="T3">n individual’s definition of self is a more complex issue than it seems on the su</text:span><text:span text:style-name="T1">r</text:span><text:span text:style-name="T3">face. </text:span><text:span text:style-name="T24">People</text:span><text:span text:style-name="T12"> </text:span><text:span text:style-name="T21">typically assume </text:span><text:span text:style-name="T12">they understand </text:span><text:span text:style-name="T21">their self definition </text:span><text:span text:style-name="T12">wel</text:span><text:span text:style-name="T21">l. However</text:span><text:span text:style-name="T12"> </text:span><text:span text:style-name="T21">in practice, </text:span><text:span text:style-name="T12">they </text:span><text:span text:style-name="T21">typically </text:span><text:span text:style-name="T12">define themselves through music subcultures, </text:span><text:span text:style-name="T22">meeting places,</text:span><text:span text:style-name="T12"> or </text:span><text:span text:style-name="T22">other elements of </text:span><text:span text:style-name="T12">social groups.</text:span><text:span text:style-name="T3"> </text:span><text:span text:style-name="T9">By examining </text:span><text:span text:style-name="T12">music subcultures such as punk, </text:span><text:span text:style-name="T9">and </text:span><text:span text:style-name="T12">social groups such as </text:span><text:span text:style-name="T9">Manchester’s Gay Village, it can be seen that music and social groups </text:span><text:span text:style-name="T16">can effect </text:span><text:span text:style-name="T9">an individual's definition of self </text:span><text:span text:style-name="T16">to the extent that the become the method of definition. </text:span></text:p>
      <text:p text:style-name="P4"><text:span text:style-name="T12">S</text:span><text:span text:style-name="T3">ubcultures </text:span><text:span text:style-name="T26">regularly </text:span><text:span text:style-name="T3">articulate themselves through music. By examining </text:span><text:span text:style-name="T12">the ways in which they do this, </text:span><text:span text:style-name="T3">it is clear that </text:span><text:span text:style-name="T16">the effect</text:span><text:span text:style-name="T3"> </text:span><text:span text:style-name="T12">music subcultures </text:span><text:span text:style-name="T3">have on an individuals </text:span><text:span text:style-name="T4">definition</text:span><text:span text:style-name="T3"> of self </text:span><text:span text:style-name="T16">is that music becomes the vector which the individual defines themselves as belonging to the group. </text:span><text:span text:style-name="T10">American philosopher and professor Alv</text:span><text:span text:style-name="T1">a</text:span><text:span text:style-name="T10"> Noë writes that </text:span><text:span text:style-name="T5">“pop music is concerned with personal style… We sort tribes by their music. The hippies, the punks, the jocks, the mods, the rockers, etc. Black music, white music. These differences matte</text:span><text:span text:style-name="T6">r.” </text:span><text:span text:style-name="T1">(Noë </text:span><text:span text:style-name="T6">178</text:span><text:span text:style-name="T1">). </text:span><text:span text:style-name="T10">Considering each of the </text:span><text:span text:style-name="T16">tribes, or subcultures</text:span><text:span text:style-name="T10">, its easy to connect the music and </text:span>stereotypical<text:span text:style-name="T10"> images of them; Hippes conjure images of the Grateful Dead and </text:span><text:span text:style-name="T12">tie dye</text:span><text:span text:style-name="T10">, and punks bring to </text:span><text:soft-page-break/><text:span text:style-name="T10">mind the Dead Kennedies and patched battled vests. Individuals express themselves with their choices of music, fashion, and politics. </text:span><text:span text:style-name="T12">H</text:span><text:span text:style-name="T10">owever </text:span><text:span text:style-name="T12">this process works just as strongly, if not more strongly, when </text:span><text:span text:style-name="T14">pointed inwards; when t</text:span><text:span text:style-name="T12">hose individuals define themselves, </text:span><text:span text:style-name="T14">t</text:span><text:span text:style-name="T10">hey use </text:span><text:span text:style-name="T12">the signs of music, and thereby fashion.</text:span><text:span text:style-name="T10"> One who </text:span><text:span text:style-name="T12">enjoys punk music comes to </text:span><text:span text:style-name="T10">considers themselves a punk. </text:span><text:span text:style-name="T23">Punk becomes their identity, the set of essential qualities and character they differentiate themselves with. That quality and character becomes those expressed in punk. T</text:span><text:span text:style-name="T12">hey </text:span><text:span text:style-name="T23">then </text:span><text:span text:style-name="T10">seek out </text:span><text:span text:style-name="T12">further engagements that are in line with </text:span><text:span text:style-name="T23">with those aspects of their identity</text:span><text:span text:style-name="T12">. In this case it may be rock concerts, battle vests, </text:span><text:span text:style-name="T23">and radical, anti-athoritarian politics</text:span><text:span text:style-name="T10">. </text:span><text:span text:style-name="T23">This phenomenon is present with many other groups, such as</text:span><text:span text:style-name="T10"> hippies, jocks, mods, and rockers, as well </text:span><text:span text:style-name="T23">as </text:span><text:span text:style-name="T10">goths, emos, ravers, </text:span><text:span text:style-name="T13">metalheads,</text:span><text:span text:style-name="T10"> and </text:span><text:span text:style-name="T23">still countless</text:span><text:span text:style-name="T12"> </text:span><text:span text:style-name="T10">other subcultures. </text:span><text:span text:style-name="T16">The center many of the</text:span><text:span text:style-name="T23">se</text:span><text:span text:style-name="T16"> groups is the music. In some groups, such as goth, the music can even become the primary definition of the group.</text:span><text:span text:style-name="T10"> </text:span><text:span text:style-name="T23">A “real” punk acts a certain way. Punk is more concerned with politics, and attitude. </text:span><text:span text:style-name="T27">M</text:span><text:span text:style-name="T23">usic, </text:span><text:span text:style-name="T27">for punk, </text:span><text:span text:style-name="T23">is a means to that end; </text:span><text:span text:style-name="T27">a means to spread a political message or express the punk spirit. </text:span><text:span text:style-name="T23">A “real” goth might look and act in </text:span><text:span text:style-name="T27">the stereotypical </text:span><text:span text:style-name="T23">way, </text:span><text:span text:style-name="T27">with black clothes and makeup, a brooding nihilistic attitude, and the classic updos. H</text:span><text:span text:style-name="T23">owever goths are typically more focused on the music. Music more thoroughly composes the definition of goth than it does punk. </text:span><text:span text:style-name="T27">In the end, music still makes up a large portion of either definition.</text:span><text:span text:style-name="T23"> </text:span><text:span text:style-name="T27">Nearly every s</text:span><text:span text:style-name="T8">ubculture </text:span><text:span text:style-name="T27">will </text:span><text:span text:style-name="T8">latch onto music </text:span><text:span text:style-name="T27">of some kind</text:span><text:span text:style-name="T8">, and members use </text:span><text:span text:style-name="T12">that music </text:span><text:span text:style-name="T8">to define themselves </text:span><text:span text:style-name="T12">and bring themselves more in line with the social group</text:span><text:span text:style-name="T8">. </text:span></text:p>
      <text:p text:style-name="P3"><text:span text:style-name="T13">Furthermore, pop as an art form is solely dedicated to this aim of style. </text:span><text:span text:style-name="T11">By examining how music </text:span><text:span text:style-name="T13">becomes tailored to the specific subculture</text:span><text:span text:style-name="T11">, it is </text:span><text:span text:style-name="T13">evident </text:span><text:span text:style-name="T11">that pop music </text:span><text:span text:style-name="T13">is not just </text:span><text:span text:style-name="T11">impact</text:span><text:span text:style-name="T13">ful, but is a powerful tool of </text:span><text:span text:style-name="T11">self </text:span><text:span text:style-name="T13">definition</text:span><text:span text:style-name="T11">. When describing pop music as a whole,</text:span><text:span text:style-name="T13"> </text:span><text:span text:style-name="T11">Noë stat</text:span><text:span text:style-name="T1">e</text:span><text:span text:style-name="T11">s </text:span><text:span text:style-name="T7">“</text:span><text:span text:style-name="T11">t</text:span><text:span text:style-name="T7">hat pop music is an art of personal style, that with pop, the music is a vehicle </text:span><text:soft-page-break/><text:span text:style-name="T7">for work done in a different medium, the medium of style” </text:span><text:span text:style-name="T1">(Noë </text:span><text:span text:style-name="T7">180</text:span><text:span text:style-name="T1">). </text:span><text:span text:style-name="T13">Noë makes it clear that the actual sounds of pop are in service to its task </text:span><text:span text:style-name="T15">of communicating its </text:span><text:span text:style-name="T13">style. </text:span><text:span text:style-name="T11">With </text:span><text:span text:style-name="T13">most music </text:span><text:span text:style-name="T11">subcultures, the styles, such as hippie and punk, are evident. However its critical to observe that music is the medium, the </text:span><text:span text:style-name="T13">carrier</text:span><text:span text:style-name="T11">, for this style. </text:span><text:span text:style-name="T13">The sound of p</text:span><text:span text:style-name="T8">op music is tailored around the aim of expressing style. </text:span><text:span text:style-name="T1">Consider punk music: it is typically loud and fast, using minimal if any studio work, as well as loose and shrill vocals. These auditory qualities express the style of punks, </text:span><text:span text:style-name="T15">such as </text:span><text:span text:style-name="T1">being self-made, tough, </text:span><text:span text:style-name="T13">and iconoclastic</text:span><text:span text:style-name="T1">. Punk </text:span><text:span text:style-name="T15">individuals</text:span><text:span text:style-name="T1">, as members of the punk social group, use punk music as a way to define the</text:span><text:span text:style-name="T13">mselves</text:span><text:span text:style-name="T1">. </text:span><text:span text:style-name="T13">This forms a pattern, in which punks make music through which they define themselves, </text:span><text:span text:style-name="T16">then</text:span><text:span text:style-name="T13"> make more music </text:span><text:span text:style-name="T16">expressing the same kind of style</text:span><text:span text:style-name="T13">. New punks are attracted to the music, join the subculture, </text:span><text:span text:style-name="T16">take on the style of the subculture,</text:span><text:span text:style-name="T13"> and continue the pattern. </text:span><text:span text:style-name="T1">The same </text:span><text:span text:style-name="T13">principl</text:span><text:span text:style-name="T16">e </text:span><text:span text:style-name="T1">is true for hippies, goths, ravers and many others. </text:span><text:span text:style-name="T17">No</text:span><text:span text:style-name="T18">ë considers this use of music, to express style, as the quintessential element of pop. This kind of music is more than just pretty sounds; it forms a language of style. It is this language that individuals use to define themselves. </text:span><text:span text:style-name="T11">Without pop music, </text:span><text:span text:style-name="T1">punk and other </text:span><text:span text:style-name="T11">subcultures would </text:span><text:span text:style-name="T1">not have </text:span><text:span text:style-name="T13">this</text:span><text:span text:style-name="T11"> major tool </text:span><text:span text:style-name="T1">for its </text:span><text:span text:style-name="T11">members </text:span><text:span text:style-name="T1">to </text:span><text:span text:style-name="T11">inwardly identify themselves.</text:span><text:span text:style-name="T8"> </text:span><text:span text:style-name="T1">B</text:span><text:span text:style-name="T8">ecause pop music is centered around style, its almost obvious why it has such a profound impact on an individual’s sense of self.</text:span></text:p>
      <text:p text:style-name="P5"><text:span text:style-name="T13">A similar phenomenon can happen with geography, instead of music. </text:span>By examining the locations <text:span text:style-name="T13">social groups </text:span>gather in, its clear that <text:span text:style-name="T19">the belonging to a social group defines a pattern of social conventions and thereby part of an individuals self</text:span>. <text:span text:style-name="T2">Steven Johnson, famous American science author writes about another subculture with a strong social group, </text:span><text:span text:style-name="T13">one</text:span><text:span text:style-name="T2"> not defined through music, rather by their reception of state violence. </text:span><text:span text:style-name="T28">Johnson</text:span><text:span text:style-name="T13"> write </text:span><text:span text:style-name="T2">“</text:span><text:span text:style-name="T9">Manchester harbors several such secret </text:span><text:span text:style-name="T2">[patterns]</text:span><text:span text:style-name="T9">, persisting over the course of many generations… One of </text:span><text:soft-page-break/><text:span text:style-name="T9">them lies just north of Victoria University, at a point where Oxford Road becomes Oxford Street. There are reports dating back to the mid-nineteenth century of men cruising other men on these blocks, looking for casual sex, more lasting relationships, or even just the camaraderie of shared identity at a time when that identity dared not speak its nam</text:span><text:span text:style-name="T2">e.</text:span><text:span text:style-name="T9">” </text:span><text:span text:style-name="T1">(Johnson </text:span><text:span text:style-name="T9">195</text:span><text:span text:style-name="T1">). </text:span><text:span text:style-name="T2">When gay men gather on Oxford Road, they are participating in the tradition of Manchester’s gay population. </text:span><text:span text:style-name="T19">Meeting in the same place is often a pragmatic decision, however w</text:span><text:span text:style-name="T2">hen participating in this tradition, </text:span><text:span text:style-name="T19">gay </text:span><text:span text:style-name="T2">Mancunians</text:span><text:span text:style-name="T19"> </text:span><text:span text:style-name="T2">are putting themselves into the tradition. </text:span><text:span text:style-name="T19">By doing this, they become part of a group</text:span><text:span text:style-name="T2">, </text:span><text:span text:style-name="T19">and</text:span><text:span text:style-name="T2"> defin</text:span><text:span text:style-name="T19">e</text:span><text:span text:style-name="T2"> themselves inwardly with th</text:span><text:span text:style-name="T19">at</text:span><text:span text:style-name="T2"> group’</text:span><text:span text:style-name="T19">s identity</text:span><text:span text:style-name="T2">. This effect is so powerful that to this day, that are</text:span><text:span text:style-name="T15">a</text:span><text:span text:style-name="T2"> of Manchester is known for its gay population, and now openly labels itself the Gay Village. For hundred</text:span><text:span text:style-name="T15">s</text:span><text:span text:style-name="T2"> of years, </text:span><text:span text:style-name="T13">g</text:span><text:span text:style-name="T2">ay Mancunians have </text:span><text:span text:style-name="T13">gathered at this place to meet other gay Mancunians, </text:span><text:span text:style-name="T19">and this place becomes an expression of their repressed identity</text:span><text:span text:style-name="T2">. </text:span><text:span text:style-name="T13">This is analogous to music subcultures. Consider </text:span><text:span text:style-name="T15">the similarities between</text:span><text:span text:style-name="T13"> punks gathering around loud, rebellious music, meet</text:span><text:span text:style-name="T15">ing </text:span><text:span text:style-name="T13">other punks, and defining themselves with the music in the process </text:span><text:span text:style-name="T15">and gay men gathering around particular street comers for social engagement, and becoming part of the community in the process.</text:span><text:span text:style-name="T13"> </text:span><text:span text:style-name="T2">Today </text:span><text:span text:style-name="T13">the Gay Village </text:span><text:span text:style-name="T2">can </text:span><text:span text:style-name="T15">exist </text:span><text:span text:style-name="T2">openly and explicitly. </text:span><text:span text:style-name="T13">However, its history as an inconspicuous, even secret meeting place remains. The significance of being in that place stems from the tradition </text:span><text:span text:style-name="T28">of</text:span><text:span text:style-name="T13"> the social group. </text:span><text:span text:style-name="T2">It is clear </text:span><text:span text:style-name="T20">gay Mancunians define themselves through the conventions that they have participated in, specifically in meeting on Oxford </text:span><text:span text:style-name="T28">Road</text:span><text:span text:style-name="T20">.</text:span></text:p>
      <text:p text:style-name="P6"><text:span text:style-name="T20">Pop m</text:span>usic and <text:span text:style-name="T22">social gathering places</text:span><text:span text:style-name="T20"> </text:span>have a <text:span text:style-name="T20">effect </text:span>on an individual's definition of self <text:span text:style-name="T22">b</text:span><text:span text:style-name="T20">y becoming </text:span><text:span text:style-name="T29">those</text:span><text:span text:style-name="T22"> individual</text:span><text:span text:style-name="T29">s’</text:span><text:span text:style-name="T22"> </text:span><text:span text:style-name="T20">definition</text:span><text:span text:style-name="T29">s</text:span>. <text:span text:style-name="T2">This is evident in </text:span><text:span text:style-name="T20">music subcultures</text:span>, <text:span text:style-name="T13">such as punk, </text:span><text:span text:style-name="T29">hippie, and goth</text:span><text:span text:style-name="T13">, as well as</text:span> <text:span text:style-name="T2">in </text:span>Manchester’s <text:span text:style-name="T20">historic </text:span>Gay Village. <text:span text:style-name="T13">In both cases a stable pattern occurs in which individuals </text:span><text:span text:style-name="T22">participate in the same activities. These activities are </text:span><text:span text:style-name="T29">then </text:span><text:soft-page-break/><text:span text:style-name="T22">used by the individual</text:span><text:span text:style-name="T28">s</text:span><text:span text:style-name="T22"> to</text:span><text:span text:style-name="T13"> define themselves. </text:span><text:span text:style-name="T25">Those individuals make art, music, advertising, and other media expressing the style of their identities. That media then becomes the definition they apply to </text:span><text:span text:style-name="T22">themselves. </text:span><text:span text:style-name="T25">The individual</text:span><text:span text:style-name="T28">s</text:span><text:span text:style-name="T25"> then defines themselves</text:span><text:span text:style-name="T13"> through </text:span><text:span text:style-name="T22">what </text:span><text:span text:style-name="T13">music </text:span><text:span text:style-name="T22">they like, the style that music express</text:span><text:span text:style-name="T13">, and through </text:span><text:span text:style-name="T22">the locations their </text:span><text:span text:style-name="T13">social groups </text:span><text:span text:style-name="T22">gather</text:span><text:span text:style-name="T13">.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aikaiFont" svg:font-family="NaikaiFont" style:font-family-generic="system" style:font-pitch="variable"/>
    <style:font-face style:name="Times New Roman"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aika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aikaiFont"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line-height="200%" fo:text-indent="1in" style:auto-text-indent="false"/>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aikaiFont" style:font-family-asian="Naika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201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8T23:26:16.529163907</meta:creation-date>
    <dc:date>2023-02-09T15:04:16.257838026</dc:date>
    <meta:editing-duration>PT2H25M24S</meta:editing-duration>
    <meta:editing-cycles>18</meta:editing-cycles>
    <meta:generator>LibreOffice/7.3.7.2$Linux_X86_64 LibreOffice_project/30$Build-2</meta:generator>
    <meta:document-statistic meta:table-count="0" meta:image-count="0" meta:object-count="0" meta:page-count="5" meta:paragraph-count="10" meta:word-count="1373" meta:character-count="8455" meta:non-whitespace-character-count="7088"/>
  </office:meta>
</office:document-meta>
</file>